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 style:list-style-name="L1">
      <style:text-properties fo:font-size="16pt" style:font-name-asian="Arial" style:font-size-asian="16pt" style:language-asian="ja" style:country-asian="JP" style:font-size-complex="16pt"/>
    </style:style>
    <style:style style:name="P3" style:family="paragraph" style:parent-style-name="Standard" style:list-style-name="L2">
      <style:text-properties fo:font-size="16pt" style:font-name-asian="Arial" style:font-size-asian="16pt" style:language-asian="ja" style:country-asian="JP" style:font-size-complex="16pt"/>
    </style:style>
    <style:style style:name="P4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5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6" style:family="paragraph" style:parent-style-name="Standard">
      <style:text-properties fo:font-size="14pt" style:font-name-asian="Arial" style:font-size-asian="14pt" style:font-size-complex="14pt"/>
    </style:style>
    <style:style style:name="P7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8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9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---------------------------------------------------------------------------</text:p>
      <text:p text:style-name="P13">res free# JVEMV6 37#17_1 / 37. miscs / 17. natural-history / XXXX</text:p>
      <text:p text:style-name="P1"/>
      <text:list xml:id="list9092882375045584414" text:style-name="L1">
        <text:list-item>
          <text:p text:style-name="P2">ゆず</text:p>
          <text:list>
            <text:list-item>
              <text:p text:style-name="P2"><text:a xlink:type="simple" xlink:href="https://ja.wikipedia.org/wiki/ユズ" text:style-name="Internet_20_link" text:visited-style-name="Visited_20_Internet_20_Link">https://ja.wikipedia.org/wiki/ユズ</text:a></text:p>
              <text:list>
                <text:list-item>
                  <text:p text:style-name="P2">“早熟性のハナユ（ハナユズ、一才ユズ、Citrus hanayu）とは別種”</text:p>
                </text:list-item>
                <text:list-item>
                  <text:p text:style-name="P2">ミカン科　ミカン属</text:p>
                </text:list-item>
                <text:list-item>
                  <text:p text:style-name="P2">常緑</text:p>
                </text:list-item>
                <text:list-item>
                  <text:p text:style-name="P2">耐寒性　=&gt;　強</text:p>
                </text:list-item>
                <text:list-item>
                  <text:p text:style-name="P2">耐病性</text:p>
                </text:list-item>
                <text:list-item>
                  <text:p text:style-name="P2">“成長が遅い”</text:p>
                </text:list-item>
                <text:list-item>
                  <text:p text:style-name="P2">種類</text:p>
                  <text:list>
                    <text:list-item>
                      <text:p text:style-name="P2">多田錦</text:p>
                    </text:list-item>
                  </text:list>
                </text:list-item>
                <text:list-item>
                  <text:p text:style-name="P2">産地</text:p>
                  <text:list>
                    <text:list-item>
                      <text:p text:style-name="P2">“四国地方（高知県、徳島県、愛媛県）の3県で国産ユズの8割近く”</text:p>
                    </text:list-item>
                    <text:list-item>
                      <text:p text:style-name="P2">“関東地方全都県を合わせても300トン程度（鹿児島県の半分未満）”</text:p>
                    </text:list-item>
                  </text:list>
                </text:list-item>
              </text:list>
            </text:list-item>
            <text:list-item>
              <text:p text:style-name="P2"><text:a xlink:type="simple" xlink:href="https://ko.wikipedia.org/wiki/유자나무" text:style-name="Internet_20_link" text:visited-style-name="Visited_20_Internet_20_Link">https://ko.wikipedia.org/wiki/유자나무</text:a></text:p>
            </text:list-item>
          </text:list>
        </text:list-item>
      </text:list>
      <text:p text:style-name="P1"/>
      <text:p text:style-name="P1">[next]</text:p>
      <text:list xml:id="list5722620029247181303" text:style-name="L2">
        <text:list-item>
          <text:p text:style-name="P3">ANY</text:p>
        </text:list-item>
      </text:list>
      <text:p text:style-name="P1"/>
      <text:p text:style-name="P1"/>
      <text:p text:style-name="P4">@@@</text:p>
      <text:p text:style-name="P11">---------------------------------------------------------------------------</text:p>
      <text:p text:style-name="P12">res free# JVEMV6 37#17_2 / 37. miscs / 17. natural-history / XXXX</text:p>
      <text:p text:style-name="P6"/>
      <text:p text:style-name="P6">[do]</text:p>
      <text:list xml:id="list2619681586491782977" text:style-name="L3">
        <text:list-item>
          <text:p text:style-name="P7"/>
        </text:list-item>
      </text:list>
      <text:p text:style-name="P6"/>
      <text:p text:style-name="P6">[next]</text:p>
      <text:list xml:id="list5785522518725047790" text:style-name="L6">
        <text:list-item>
          <text:p text:style-name="P9"/>
        </text:list-item>
      </text:list>
      <text:p text:style-name="P6"/>
      <text:p text:style-name="P6"/>
      <text:p text:style-name="P6"/>
      <text:p text:style-name="P6">[<text:span text:style-name="T2">/ XXX</text:span>]</text:p>
      <text:p text:style-name="P6"/>
      <text:p text:style-name="P6"><text:soft-page-break/></text:p>
      <text:p text:style-name="P6"/>
      <text:p text:style-name="P5"/>
      <text:p text:style-name="P1"/>
      <text:p text:style-name="P10">----------------------------------------------- [TEMPLATE] 20191203_084752</text:p>
      <text:p text:style-name="P11">---------------------------------------------------------------------------</text:p>
      <text:p text:style-name="P12">res free# JVEMV6 37#17_XX / 37. miscs / 17. natural-history / XXXX</text:p>
      <text:p text:style-name="P6"/>
      <text:p text:style-name="P6">[do]</text:p>
      <text:list xml:id="list28698722" text:continue-list="list2619681586491782977" text:style-name="L3">
        <text:list-item>
          <text:p text:style-name="P7"/>
        </text:list-item>
      </text:list>
      <text:p text:style-name="P6"/>
      <text:p text:style-name="P6">[next]</text:p>
      <text:list xml:id="list5738297446633573616" text:style-name="L5">
        <text:list-item>
          <text:p text:style-name="P8"/>
        </text:list-item>
      </text:list>
      <text:p text:style-name="P6"/>
      <text:p text:style-name="P6"/>
      <text:p text:style-name="P6"/>
      <text:p text:style-name="P6">[<text:span text:style-name="T2">/ XXX</text:span>]</text:p>
      <text:p text:style-name="P6"/>
      <text:p text:style-name="P6"/>
      <text:p text:style-name="P6"/>
      <text:p text:style-name="P6"/>
      <text:p text:style-name="P6"/>
      <text:p text:style-name="P5">/ <text:span text:style-name="T1">----------------------------------------------- [TEMPLATE] 20191203_084752 /</text:span></text:p>
      <text:p text:style-name="P1"/>
      <text:p text:style-name="P5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03T08:48:36.03</dc:date>
    <dc:creator>iwabuchi ken</dc:creator>
    <meta:editing-duration>PT32M1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32" meta:word-count="208" meta:character-count="907"/>
  </office:meta>
</office:document-meta>
</file>